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rsid="0035a3d1" officeooo:paragraph-rsid="0035a3d1"/>
    </style:style>
    <style:style style:name="P23" style:family="paragraph" style:parent-style-name="Text_20_body" style:list-style-name="L2">
      <style:text-properties fo:font-weight="bold" officeooo:rsid="0035a3d1" officeooo:paragraph-rsid="0035a3d1" fo:background-color="#ffff00" style:font-weight-asian="bold" style:font-weight-complex="bold"/>
    </style:style>
    <style:style style:name="P24" style:family="paragraph" style:parent-style-name="Text_20_body" style:list-style-name="L2">
      <style:text-properties fo:font-weight="normal" officeooo:rsid="0036dfe9" officeooo:paragraph-rsid="0036dfe9" fo:background-color="#ffff00" style:font-weight-asian="normal" style:font-weight-complex="normal"/>
    </style:style>
    <style:style style:name="P25" style:family="paragraph" style:parent-style-name="Text_20_body" style:list-style-name="L2">
      <style:text-properties fo:font-weight="normal" officeooo:rsid="00370bae" officeooo:paragraph-rsid="00370bae" fo:background-color="#ffff00" style:font-weight-asian="normal" style:font-weight-complex="normal"/>
    </style:style>
    <style:style style:name="P26" style:family="paragraph" style:parent-style-name="Text_20_body" style:list-style-name="L2">
      <style:text-properties fo:font-weight="normal" officeooo:rsid="003aa898" officeooo:paragraph-rsid="003aa898" fo:background-color="#ffff00" style:font-weight-asian="normal" style:font-weight-complex="normal"/>
    </style:style>
    <style:style style:name="P27" style:family="paragraph" style:parent-style-name="Text_20_body" style:list-style-name="L2">
      <style:text-properties officeooo:paragraph-rsid="0036dfe9" fo:background-color="#ffff00"/>
    </style:style>
    <style:style style:name="P28" style:family="paragraph" style:parent-style-name="Text_20_body" style:list-style-name="L3">
      <style:text-properties officeooo:paragraph-rsid="0013eae9" fo:background-color="#ffff00"/>
    </style:style>
    <style:style style:name="P29" style:family="paragraph" style:parent-style-name="Text_20_body" style:list-style-name="L2">
      <style:text-properties officeooo:rsid="003aa898" officeooo:paragraph-rsid="003aa898"/>
    </style:style>
    <style:style style:name="P30" style:family="paragraph" style:parent-style-name="Text_20_body" style:list-style-name="L3">
      <style:text-properties officeooo:rsid="003bfcae" officeooo:paragraph-rsid="003bfcae"/>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90d94" fo:background-color="#ffff00" loext:char-shading-value="0"/>
    </style:style>
    <style:style style:name="T12" style:family="text">
      <style:text-properties officeooo:rsid="0039aa43" fo:background-color="#ffff00" loext:char-shading-value="0"/>
    </style:style>
    <style:style style:name="T13" style:family="text">
      <style:text-properties officeooo:rsid="003aa898" fo:background-color="#ffff00" loext:char-shading-value="0"/>
    </style:style>
    <style:style style:name="T14" style:family="text">
      <style:text-properties officeooo:rsid="00376cd7" fo:background-color="#ffff00" loext:char-shading-value="0"/>
    </style:style>
    <style:style style:name="T15" style:family="text">
      <style:text-properties officeooo:rsid="0015c712"/>
    </style:style>
    <style:style style:name="T16" style:family="text">
      <style:text-properties officeooo:rsid="0019f4bd"/>
    </style:style>
    <style:style style:name="T17" style:family="text">
      <style:text-properties officeooo:rsid="001badde"/>
    </style:style>
    <style:style style:name="T18" style:family="text">
      <style:text-properties officeooo:rsid="001c9837"/>
    </style:style>
    <style:style style:name="T19" style:family="text">
      <style:text-properties officeooo:rsid="001d272d"/>
    </style:style>
    <style:style style:name="T20" style:family="text">
      <style:text-properties officeooo:rsid="001e3880"/>
    </style:style>
    <style:style style:name="T21" style:family="text">
      <style:text-properties officeooo:rsid="001e9043"/>
    </style:style>
    <style:style style:name="T22" style:family="text">
      <style:text-properties officeooo:rsid="001fb787"/>
    </style:style>
    <style:style style:name="T23" style:family="text">
      <style:text-properties officeooo:rsid="00110c4b"/>
    </style:style>
    <style:style style:name="T24" style:family="text">
      <style:text-properties officeooo:rsid="0012e58a"/>
    </style:style>
    <style:style style:name="T25" style:family="text">
      <style:text-properties officeooo:rsid="00290110" fo:background-color="#ff0000" loext:char-shading-value="0"/>
    </style:style>
    <style:style style:name="T26" style:family="text">
      <style:text-properties officeooo:rsid="002e6864"/>
    </style:style>
    <style:style style:name="T27" style:family="text">
      <style:text-properties officeooo:rsid="0031e965"/>
    </style:style>
    <style:style style:name="T28" style:family="text">
      <style:text-properties officeooo:rsid="0033a756"/>
    </style:style>
    <style:style style:name="T29" style:family="text">
      <style:text-properties officeooo:rsid="0033a8f1"/>
    </style:style>
    <style:style style:name="T30" style:family="text">
      <style:text-properties officeooo:rsid="0036dfe9"/>
    </style:style>
    <style:style style:name="T31" style:family="text">
      <style:text-properties officeooo:rsid="0013eae9" fo:background-color="transparent" loext:char-shading-value="0"/>
    </style:style>
    <style:style style:name="T32" style:family="text">
      <style:text-properties officeooo:rsid="0036dfe9" fo:background-color="transparent" loext:char-shading-value="0"/>
    </style:style>
    <style:style style:name="T33" style:family="text">
      <style:text-properties officeooo:rsid="00390d94" fo:background-color="transparent" loext:char-shading-value="0"/>
    </style:style>
    <style:style style:name="T34" style:family="text">
      <style:text-properties officeooo:rsid="0039aa43" fo:background-color="transparent" loext:char-shading-value="0"/>
    </style:style>
    <style:style style:name="T35" style:family="text">
      <style:text-properties fo:font-weight="normal" officeooo:rsid="00370bae" style:font-weight-asian="normal" style:font-weight-complex="normal"/>
    </style:style>
    <style:style style:name="T36" style:family="text">
      <style:text-properties officeooo:rsid="00370bae"/>
    </style:style>
    <style:style style:name="T37" style:family="text">
      <style:text-properties fo:font-weight="bold" officeooo:rsid="0036dfe9" style:font-weight-asian="bold" style:font-weight-complex="bold"/>
    </style:style>
    <style:style style:name="T38" style:family="text">
      <style:text-properties officeooo:rsid="003848c0"/>
    </style:style>
    <style:style style:name="T39" style:family="text">
      <style:text-properties officeooo:rsid="00390d94"/>
    </style:style>
    <style:style style:name="T40" style:family="text">
      <style:text-properties officeooo:rsid="0039aa43"/>
    </style:style>
    <style:style style:name="T41" style:family="text">
      <style:text-properties fo:font-style="normal" style:text-underline-style="none" fo:font-weight="normal" officeooo:rsid="003aa898" style:font-style-asian="normal" style:font-weight-asian="normal" style:font-style-complex="normal" style:font-weight-complex="normal"/>
    </style:style>
    <style:style style:name="T42" style:family="text">
      <style:text-properties fo:font-style="normal" style:text-underline-style="none" fo:font-weight="normal" officeooo:rsid="003aa898" fo:background-color="#ffff00" loext:char-shading-value="0" style:font-style-asian="normal" style:font-weight-asian="normal" style:font-style-complex="normal" style:font-weight-complex="normal"/>
    </style:style>
    <style:style style:name="T43"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44" style:family="text">
      <style:text-properties officeooo:rsid="003aa898"/>
    </style:style>
    <style:style style:name="T45" style:family="text">
      <style:text-properties officeooo:rsid="00376cd7"/>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1328302628" text:style-name="L1">
        <text:list-item>
          <text:p text:style-name="P11"/>
          <text:list>
            <text:list-item>
              <text:p text:style-name="P7"><text:span text:style-name="T23">Such communication may be in order </text:span><text:span text:style-name="T20">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21">This may be through using a synchronization variable in order to share state between two threads.</text:span></text:p>
            </text:list-item>
            <text:list-item>
              <text:p text:style-name="P15">The problems that can result from inter-process communication are <text:span text:style-name="T19">dependent on the checks <text:s/>on the threads implemented by the programmer. If these checks are implemented poorly they may lead to </text:span><text:span text:style-name="T22">a </text:span><text:span text:style-name="T19">desired action never taking place, or that the desired action takes place too many times </text:span><text:span text:style-name="T22">(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4">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5">(????? leselås/skrivelås er det en greie????)</text:span></text:p>
        </text:list-item>
        <text:list-item>
          <text:p text:style-name="P17">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8"><text:soft-page-break/>A race condition is when a program has threads whose interleavin<text:span text:style-name="T18">g</text:span>s affect eachoter and which therefore has an effect on the execution of the program. A real world example may be roomates <text:span text:style-name="T16">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7">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6">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7">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7">With many reader of a critical section the synchronization object can become a bottleneck because reading locks can only be acquired by one thread at a time. </text:span><text:span text:style-name="T28">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9">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2164664737" text:style-name="L2">
        <text:list-item>
          <text:p text:style-name="P20"><text:span text:style-name="T31">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resource starvation. For example a writing thread might starve if reading threads are arriving frequently enough to give the writing thread no chance to acquire a writing lock. This example is not a deadlock, as there is </text:span><text:span text:style-name="T32">no wait while holding, which is recquired for deadlocks</text:span><text:span text:style-name="T31">.</text:span></text:p>
        </text:list-item>
        <text:list-item>
          <text:p text:style-name="P22"><text:soft-page-break/>The four necessary conditions are:</text:p>
          <text:list>
            <text:list-item>
              <text:p text:style-name="P23">Bounded resources</text:p>
              <text:list>
                <text:list-item>
                  <text:p text:style-name="P24">Not inherent as there can be an infinite number of threads, <text:span text:style-name="T36">this is dependent on the program running and the hardware it runs on, not the operating system</text:span></text:p>
                  <text:p text:style-name="P26">Martin sier at dette er den eneste innebygde</text:p>
                </text:list-item>
              </text:list>
            </text:list-item>
            <text:list-item>
              <text:p text:style-name="P23">No preemption</text:p>
              <text:list>
                <text:list-item>
                  <text:p text:style-name="P27"><text:span text:style-name="T35">Inherent as while a operating system can de-schedule threads, it cannot change their state(???),. The thread can only be forced to quit by the program halting execution of the entire program ????</text:span><text:span text:style-name="T37"> </text:span></text:p>
                </text:list-item>
              </text:list>
            </text:list-item>
            <text:list-item>
              <text:p text:style-name="P23">Wait while holding<text:span text:style-name="T30"> </text:span></text:p>
              <text:list>
                <text:list-item>
                  <text:p text:style-name="P24">Inherent in an operating system due to how <text:span text:style-name="T36">thread execution is liniear, preventing further execution of a thread if it is blocked by a loop while waiting to acquire a thread</text:span></text:p>
                </text:list-item>
              </text:list>
            </text:list-item>
            <text:list-item>
              <text:p text:style-name="P23">Circular waiting</text:p>
              <text:list>
                <text:list-item>
                  <text:p text:style-name="P25">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1"><text:span text:style-name="T45">The operating system can generate a graph with resources and threads being nodes. The thread-nodes are connected by either a thread acquiring a resource or waiting for a resource. If this graph has a loop, there is a deadlock. </text:span><text:span text:style-name="T14">The information that the operating system has available is </text:span><text:span text:style-name="T10">the information it can read from each thread, i.e. the </text:span><text:span text:style-name="T13">TCB</text:span><text:span text:style-name="T10"> and which resources it is waiting for, by reading the program counter and analysing where it is in it’s execution.</text:span></text:p>
          <text:p text:style-name="P29"><text:span text:style-name="T10">M</text:span><text:span text:style-name="T1">utual exclusion</text:span></text:p>
        </text:list-item>
      </text:list>
      <text:h text:style-name="P6" text:outline-level="1">Scheduling</text:h>
      <text:list xml:id="list4257610619" text:style-name="L3">
        <text:list-item>
          <text:p text:style-name="P13">Uniprocessor scheduling</text:p>
          <text:list>
            <text:list-item>
              <text:p text:style-name="P28"><text:span text:style-name="T33">Fifo is optimal when there is a large number of </text:span><text:span text:style-name="T34">there is a large amount of tasks </text:span><text:span text:style-name="T43">and ideally switching between tasks when one completes. Fifo optimizes this situation because it is the simplest scheduling algorithm and therefore minimizes overhead and allows the most amount of time to be spent on performing the tasks</text:span></text:p>
            </text:list-item>
            <text:list-item>
              <text:p text:style-name="P13"/>
              <text:p text:style-name="P13">Describe how Multilevel feedback queues (MFQ) combines first-in-first-out, shortest job first, and round robin scheduling in an attempt at a fair and efficient scheduler. What (if any) are its shortcomings?</text:p>
              <text:p text:style-name="P30">Combines first-in-first-out by low overhead</text:p>
            </text:list-item>
          </text:list>
        </text:list-item>
        <text:list-item>
          <text:p text:style-name="P13">Multi-core scheduling</text:p>
          <text:list>
            <text:list-item>
              <text:p text:style-name="P13">a</text:p>
            </text:list-item>
            <text:list-item>
              <text:p text:style-name="P13"><text:soft-page-break/>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28T15:57:11.437883763</dc:date>
    <meta:editing-duration>PT16H39M51S</meta:editing-duration>
    <meta:editing-cycles>12</meta:editing-cycles>
    <meta:document-statistic meta:table-count="0" meta:image-count="0" meta:object-count="0" meta:page-count="4" meta:paragraph-count="41" meta:word-count="1392" meta:character-count="8169" meta:non-whitespace-character-count="6834"/>
  </office:meta>
</office:document-meta>
</file>